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 Light" svg:font-family="'DejaVu Sans Ligh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2cm" svg:stroke-color="#b2b2b2" draw:marker-start-width="0.23cm" draw:marker-end-width="0.23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dash" draw:stroke-dash="Fine_20_Dashed" svg:stroke-width="0.02cm" svg:stroke-color="#b2b2b2" draw:marker-start-width="0.23cm" draw:marker-end-width="0.23cm" draw:fill="solid" draw:fill-color="#eeeeee" draw:opacity="80%" draw:textarea-horizontal-align="justify" draw:textarea-vertical-align="middle" draw:auto-grow-height="false" fo:min-height="0.226cm" fo:min-width="0cm" fo:padding-top="0.135cm" fo:padding-bottom="0.135cm" fo:padding-left="0.26cm" fo:padding-right="0.26cm" draw:shadow-opacity="80%"/>
    </style:style>
    <style:style style:name="gr3" style:family="graphic" style:parent-style-name="standard">
      <style:graphic-properties draw:stroke="dash" draw:stroke-dash="Fine_20_Dashed" svg:stroke-width="0.02cm" svg:stroke-color="#b2b2b2" draw:marker-start-width="0.23cm" draw:marker-end-width="0.23cm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cm" draw:marker-end-width="0.23cm" draw:fill="solid" draw:fill-color="#cccccc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dash" draw:stroke-dash="Fine_20_Dashed"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draw:stroke="dash" draw:stroke-dash="Fine_20_Dashe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Fine_20_Dashed" svg:stroke-width="0.02cm" svg:stroke-color="#b2b2b2" draw:marker-start-width="0.23cm" draw:marker-end-width="0.23cm" draw:fill="solid" draw:fill-color="#dddddd" draw:opacity="80%" draw:textarea-horizontal-align="justify" draw:textarea-vertical-align="middle" draw:auto-grow-height="false" fo:min-height="0.226cm" fo:min-width="0cm" fo:padding-top="0.135cm" fo:padding-bottom="0.135cm" fo:padding-left="0.26cm" fo:padding-right="0.26cm" draw:shadow-opacity="80%"/>
    </style:style>
    <style:style style:name="gr9" style:family="graphic" style:parent-style-name="standard">
      <style:graphic-properties draw:stroke="dash" draw:stroke-dash="Fine_20_Dashed" svg:stroke-width="0.02cm" svg:stroke-color="#000000" draw:marker-start-width="0.23cm" draw:marker-end-width="0.23cm" draw:fill="solid" draw:fill-color="#cccccc" draw:opacity="80%" draw:textarea-horizontal-align="justify" draw:textarea-vertical-align="middle" draw:auto-grow-height="false" fo:min-height="0.226cm" fo:min-width="0cm" fo:padding-top="0.135cm" fo:padding-bottom="0.135cm" fo:padding-left="0.26cm" fo:padding-right="0.26cm" draw:shadow-opacity="8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/>
    </style:style>
    <style:style style:name="P3" style:family="paragraph">
      <style:paragraph-properties fo:text-align="center"/>
      <style:text-properties fo:color="#999999" style:font-name="CMU Serif" fo:font-size="12pt" style:font-size-asian="12pt" style:font-size-complex="12pt"/>
    </style:style>
    <style:style style:name="P4" style:family="paragraph">
      <style:paragraph-properties fo:text-align="center"/>
      <style:text-properties style:font-name="CMU Serif" fo:font-size="12pt" style:font-size-asian="12pt" style:font-size-complex="12pt"/>
    </style:style>
    <style:style style:name="P5" style:family="paragraph">
      <style:paragraph-properties fo:text-align="center"/>
      <style:text-properties fo:color="#666666"/>
    </style:style>
    <style:style style:name="P6" style:family="paragraph">
      <style:paragraph-properties fo:text-align="center"/>
      <style:text-properties fo:color="#666666" style:font-name="CMU Serif" fo:font-size="12pt" style:font-size-asian="12pt" style:font-size-complex="12pt"/>
    </style:style>
    <style:style style:name="T1" style:family="text">
      <style:text-properties fo:color="#999999" style:font-name="CMU Serif"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999999" style:text-position="sub 58%" style:font-name="CMU Serif" fo:font-size="12pt" fo:font-style="normal" style:font-size-asian="12pt" style:font-style-asian="normal" style:font-size-complex="12pt" style:font-style-complex="normal"/>
    </style:style>
    <style:style style:name="T3" style:family="text">
      <style:text-properties style:font-name="CMU Serif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sub 58%" style:font-name="CMU Serif" fo:font-size="12pt" fo:font-style="normal" style:font-size-asian="12pt" style:font-style-asian="normal" style:font-size-complex="12pt" style:font-style-complex="normal"/>
    </style:style>
    <style:style style:name="T5" style:family="text">
      <style:text-properties fo:color="#666666" style:font-name="CMU Serif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666666" style:text-position="sub 58%" style:font-name="CMU Serif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2.948cm" svg:y1="2.016cm" svg:x2="2.196cm" svg:y2="3.276cm">
          <text:p/>
        </draw:line>
        <draw:custom-shape draw:style-name="gr2" draw:text-style-name="P3" draw:layer="layout" svg:width="0.7cm" svg:height="0.7cm" svg:x="2.771cm" svg:y="1.346cm">
          <text:p text:style-name="P2"><text:span text:style-name="T1">x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46cm" svg:y1="1.396cm" svg:x2="2.771cm" svg:y2="1.696cm" svg:d="M1460 1396l1311 300" svg:viewBox="0 0 1312 301">
          <text:p/>
        </draw:connector>
        <draw:connector draw:style-name="gr3" draw:text-style-name="P1" draw:layer="layout" draw:type="line" svg:x1="3.133cm" svg:y1="0.679cm" svg:x2="3.121cm" svg:y2="1.346cm" svg:d="M3133 679l-12 667" svg:viewBox="0 0 13 668">
          <text:p/>
        </draw:connector>
        <draw:connector draw:style-name="gr3" draw:text-style-name="P1" draw:layer="layout" draw:type="line" svg:x1="4.308cm" svg:y1="1.502cm" svg:x2="3.471cm" svg:y2="1.696cm" svg:d="M4308 1502l-837 194" svg:viewBox="0 0 838 195">
          <text:p/>
        </draw:connector>
        <draw:line draw:style-name="gr1" draw:text-style-name="P1" draw:layer="layout" svg:x1="3.288cm" svg:y1="2.016cm" svg:x2="4cm" svg:y2="3.2cm">
          <text:p/>
        </draw:line>
        <draw:line draw:style-name="gr1" draw:text-style-name="P1" draw:layer="layout" svg:x1="2.604cm" svg:y1="2.276cm" svg:x2="1.852cm" svg:y2="3.536cm">
          <text:p/>
        </draw:line>
        <draw:custom-shape draw:style-name="gr4" draw:text-style-name="P4" xml:id="id2" draw:id="id2" draw:layer="layout" svg:width="0.7cm" svg:height="0.7cm" svg:x="0.064cm" svg:y="1.57cm">
          <text:p text:style-name="P1"><text:span text:style-name="T3">x</text:span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0.7cm" svg:height="0.7cm" svg:x="4.064cm" svg:y="1.57cm">
          <text:p text:style-name="P1"><text:span text:style-name="T3">x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0.7cm" svg:height="0.7cm" svg:x="2.075cm" svg:y="0.07cm">
          <text:p text:style-name="P1"><text:span text:style-name="T3">x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.075cm" svg:y1="0.42cm" svg:x2="0.414cm" svg:y2="1.57cm" draw:start-shape="id1" draw:start-glue-point="6" draw:end-shape="id2" draw:end-glue-point="4" svg:d="M2075 420l-1661 1150" svg:viewBox="0 0 1662 1151">
          <text:p/>
        </draw:connector>
        <draw:connector draw:style-name="gr5" draw:text-style-name="P1" draw:layer="layout" draw:type="line" svg:x1="2.775cm" svg:y1="0.42cm" svg:x2="4.414cm" svg:y2="1.57cm" draw:start-shape="id1" draw:start-glue-point="10" draw:end-shape="id3" draw:end-glue-point="4" svg:d="M2775 420l1639 1150" svg:viewBox="0 0 1640 1151">
          <text:p/>
        </draw:connector>
        <draw:custom-shape draw:style-name="gr4" draw:text-style-name="P4" xml:id="id4" draw:id="id4" draw:layer="layout" svg:width="0.7cm" svg:height="0.7cm" svg:x="0.964cm" svg:y="3.77cm">
          <text:p text:style-name="P1"><text:span text:style-name="T3">x</text:span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0.7cm" svg:height="0.7cm" svg:x="3.164cm" svg:y="3.77cm">
          <text:p text:style-name="P1"><text:span text:style-name="T3">x</text:span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0.414cm" svg:y1="2.27cm" svg:x2="1.066cm" svg:y2="3.872cm" draw:start-shape="id2" draw:start-glue-point="8" draw:end-shape="id4" draw:end-glue-point="5" svg:d="M414 2270l652 1602" svg:viewBox="0 0 653 1603">
          <text:p/>
        </draw:connector>
        <draw:connector draw:style-name="gr5" draw:text-style-name="P1" draw:layer="layout" draw:type="line" svg:x1="3.164cm" svg:y1="4.12cm" svg:x2="1.664cm" svg:y2="4.12cm" draw:start-shape="id5" draw:start-glue-point="6" draw:end-shape="id4" draw:end-glue-point="10" svg:d="M3164 4120h-1500" svg:viewBox="0 0 1501 1">
          <text:p/>
        </draw:connector>
        <draw:connector draw:style-name="gr5" draw:text-style-name="P1" draw:layer="layout" draw:type="line" svg:x1="3.762cm" svg:y1="3.872cm" svg:x2="4.414cm" svg:y2="2.27cm" draw:start-shape="id5" draw:start-glue-point="11" draw:end-shape="id3" draw:end-glue-point="8" svg:d="M3762 3872l652-1602" svg:viewBox="0 0 653 1603">
          <text:p/>
        </draw:connector>
        <draw:connector draw:style-name="gr6" draw:text-style-name="P1" draw:layer="layout" draw:type="line" svg:x1="0.764cm" svg:y1="1.92cm" svg:x2="2.075cm" svg:y2="2.22cm" draw:start-shape="id2" draw:start-glue-point="10" draw:end-shape="id6" draw:end-glue-point="6" svg:d="M764 1920l1311 300" svg:viewBox="0 0 1312 301">
          <text:p/>
        </draw:connector>
        <draw:connector draw:style-name="gr6" draw:text-style-name="P1" draw:layer="layout" draw:type="line" svg:x1="2.425cm" svg:y1="0.77cm" svg:x2="2.425cm" svg:y2="1.87cm" draw:start-shape="id1" draw:start-glue-point="8" draw:end-shape="id6" draw:end-glue-point="4" svg:d="M2425 770v1100" svg:viewBox="0 0 1 1101">
          <text:p/>
        </draw:connector>
        <draw:connector draw:style-name="gr6" draw:text-style-name="P1" draw:layer="layout" draw:type="line" svg:x1="4.064cm" svg:y1="1.92cm" svg:x2="2.775cm" svg:y2="2.22cm" draw:start-shape="id3" draw:start-glue-point="6" draw:end-shape="id6" draw:end-glue-point="10" svg:d="M4064 1920l-1289 300" svg:viewBox="0 0 1290 301">
          <text:p/>
        </draw:connector>
        <draw:line draw:style-name="gr7" draw:text-style-name="P1" draw:layer="layout" svg:x1="2.252cm" svg:y1="2.54cm" svg:x2="1.5cm" svg:y2="3.8cm">
          <text:p/>
        </draw:line>
        <draw:line draw:style-name="gr7" draw:text-style-name="P1" draw:layer="layout" svg:x1="2.592cm" svg:y1="2.54cm" svg:x2="3.344cm" svg:y2="3.8cm">
          <text:p/>
        </draw:line>
        <draw:custom-shape draw:style-name="gr8" draw:text-style-name="P6" xml:id="id7" draw:id="id7" draw:layer="layout" svg:width="0.7cm" svg:height="0.7cm" svg:x="2.427cm" svg:y="1.606cm">
          <text:p text:style-name="P5"><text:span text:style-name="T5">x</text:span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116cm" svg:y1="1.656cm" svg:x2="2.427cm" svg:y2="1.956cm" draw:end-shape="id7" draw:end-glue-point="6" svg:d="M1116 1656l1311 300" svg:viewBox="0 0 1312 301">
          <text:p/>
        </draw:connector>
        <draw:connector draw:style-name="gr3" draw:text-style-name="P1" draw:layer="layout" draw:type="line" svg:x1="2.777cm" svg:y1="0.506cm" svg:x2="2.777cm" svg:y2="1.606cm" draw:end-shape="id7" draw:end-glue-point="4" svg:d="M2777 506v1100" svg:viewBox="0 0 1 1101">
          <text:p/>
        </draw:connector>
        <draw:connector draw:style-name="gr3" draw:text-style-name="P1" draw:layer="layout" draw:type="line" svg:x1="4.416cm" svg:y1="1.656cm" svg:x2="3.127cm" svg:y2="1.956cm" draw:end-shape="id7" draw:end-glue-point="10" svg:d="M4416 1656l-1289 300" svg:viewBox="0 0 1290 301">
          <text:p/>
        </draw:connector>
        <draw:line draw:style-name="gr1" draw:text-style-name="P1" draw:layer="layout" svg:x1="2.944cm" svg:y1="2.276cm" svg:x2="3.696cm" svg:y2="3.536cm">
          <text:p/>
        </draw:line>
        <draw:custom-shape draw:style-name="gr9" draw:text-style-name="P4" xml:id="id6" draw:id="id6" draw:layer="layout" svg:width="0.7cm" svg:height="0.7cm" svg:x="2.075cm" svg:y="1.87cm">
          <text:p text:style-name="P1"><text:span text:style-name="T3">x</text:span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 Light" svg:font-family="'DejaVu Sans Ligh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cm" fo:page-height="4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1T12:48:08</meta:creation-date>
    <dc:date>2014-11-21T15:28:00.758746107</dc:date>
    <meta:editing-duration>PT33M24S</meta:editing-duration>
    <meta:editing-cycles>4</meta:editing-cycles>
    <meta:generator>LibreOffice/4.3.4.1$Linux_X86_64 LibreOffice_project/bc356b2f991740509f321d70e4512a6a54c5f243</meta:generator>
    <meta:document-statistic meta:object-count="28"/>
  </office:meta>
</office:document-meta>
</file>